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A2000000790B67AA858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8.124cm)" draw:image-opacity="100%" style:mirror="none"/>
    </style:style>
    <style:style style:name="gr2" style:family="graphic" style:parent-style-name="objectwithoutfill">
      <style:graphic-properties draw:stroke="dash" draw:stroke-dash="Fine_20_Dashed_20__28_var_29_" svg:stroke-width="0.254cm" svg:stroke-color="#0000ff" draw:marker-start-width="0.584cm" draw:marker-end="Arrow" draw:marker-end-width="0.686cm" draw:fill="none" draw:textarea-vertical-align="middle" fo:padding-top="0.252cm" fo:padding-bottom="0.252cm" fo:padding-left="0.377cm" fo:padding-right="0.377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682cm" svg:height="20.912cm" svg:x="3.302cm" svg:y="0.033cm">
          <draw:image xlink:href="Pictures/1000000000000A2000000790B67AA858.jpg" xlink:type="simple" xlink:show="embed" xlink:actuate="onLoad">
            <text:p/>
          </draw:image>
        </draw:frame>
        <draw:line draw:style-name="gr2" draw:text-style-name="P1" draw:layer="layout" svg:x1="13.733cm" svg:y1="12.962cm" svg:x2="13.721cm" svg:y2="8.428cm">
          <text:p/>
        </draw:line>
        <draw:line draw:style-name="gr2" draw:text-style-name="P1" draw:layer="layout" svg:x1="20.601cm" svg:y1="8.382cm" svg:x2="20.58cm" svg:y2="0.228cm">
          <text:p/>
        </draw:lin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17T23:42:28.51</meta:creation-date>
    <meta:editing-duration>PT2M51S</meta:editing-duration>
    <meta:editing-cycles>2</meta:editing-cycles>
    <dc:date>2016-06-17T23:45:17.84</dc:date>
    <meta:document-statistic meta:object-count="26"/>
    <meta:generator>OpenOffice.org/3.4.1$Win32 OpenOffice.org_project/341m1$Build-9593</meta:generator>
  </office:meta>
</office:document-meta>
</file>